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2">
      <style:paragraph-properties fo:margin-top="0cm" fo:margin-bottom="0cm" style:contextual-spacing="false"/>
    </style:style>
    <style:style style:name="P2" style:family="paragraph" style:parent-style-name="Text_20_body" style:list-style-name="L3">
      <style:paragraph-properties fo:margin-top="0cm" fo:margin-bottom="0cm" style:contextual-spacing="false"/>
    </style:style>
    <style:style style:name="P3" style:family="paragraph" style:parent-style-name="Text_20_body" style:list-style-name="L5">
      <style:paragraph-properties fo:margin-top="0cm" fo:margin-bottom="0cm" style:contextual-spacing="false"/>
    </style:style>
    <style:style style:name="P4" style:family="paragraph" style:parent-style-name="Text_20_body" style:list-style-name="L6">
      <style:paragraph-properties fo:margin-top="0cm" fo:margin-bottom="0cm" style:contextual-spacing="false"/>
    </style:style>
    <style:style style:name="P5" style:family="paragraph" style:parent-style-name="Text_20_body" style:list-style-name="L7"/>
    <style:style style:name="P6" style:family="paragraph" style:parent-style-name="Text_20_body">
      <style:text-properties officeooo:rsid="001a6d95" officeooo:paragraph-rsid="001a6d95"/>
    </style:style>
    <style:style style:name="P7" style:family="paragraph" style:parent-style-name="Text_20_body" style:list-style-name="L8"/>
    <style:style style:name="P8" style:family="paragraph" style:parent-style-name="Text_20_body" style:list-style-name="L9"/>
    <style:style style:name="P9" style:family="paragraph" style:parent-style-name="Text_20_body" style:list-style-name="L10"/>
    <style:style style:name="P10" style:family="paragraph" style:parent-style-name="Text_20_body" style:list-style-name="L11"/>
    <style:style style:name="P11" style:family="paragraph" style:parent-style-name="Text_20_body" style:list-style-name="L12"/>
    <style:style style:name="P12" style:family="paragraph" style:parent-style-name="Text_20_body" style:list-style-name="L13"/>
    <style:style style:name="P13" style:family="paragraph" style:parent-style-name="Text_20_body" style:list-style-name="L14"/>
    <style:style style:name="P14" style:family="paragraph" style:parent-style-name="Text_20_body" style:list-style-name="L15"/>
    <style:style style:name="P15" style:family="paragraph" style:parent-style-name="Text_20_body" style:list-style-name="L16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500 g de fígado de frango </text:p>
      <text:list xml:id="list2581686751" text:style-name="L2">
        <text:list-item>
          <text:p text:style-name="P1"><draw:frame draw:style-name="fr1" draw:name="Figura1" text:anchor-type="as-char" svg:width="1.058cm" svg:height="1.058cm" draw:z-index="0"><draw:image xlink:href="https://static.itdg.com.br/images/40-40/fee490558c51713d4667115bf20aaf60/cebola.jpg" xlink:type="simple" xlink:show="embed" xlink:actuate="onLoad"/><svg:title>cebola</svg:title></draw:frame>1 cebola média </text:p>
        </text:list-item>
      </text:list>
      <text:list xml:id="list1397620437" text:style-name="L3">
        <text:list-item>
          <text:p text:style-name="P2"><draw:frame draw:style-name="fr1" draw:name="Figura2" text:anchor-type="as-char" svg:width="1.058cm" svg:height="1.058cm" draw:z-index="1"><draw:image xlink:href="https://static.itdg.com.br/images/40-40/264ab3eddf34e01ab632265039f7ccb4/alho.jpg" xlink:type="simple" xlink:show="embed" xlink:actuate="onLoad"/><svg:title>alho</svg:title></draw:frame>2 dentes de alho </text:p>
        </text:list-item>
      </text:list>
      <text:list xml:id="list244022306" text:style-name="L5">
        <text:list-item>
          <text:p text:style-name="P3">1 pedaço de pimentão </text:p>
        </text:list-item>
      </text:list>
      <text:list xml:id="list709543890" text:style-name="L6">
        <text:list-item>
          <text:p text:style-name="P4"><draw:frame draw:style-name="fr1" draw:name="Figura3" text:anchor-type="as-char" svg:width="1.058cm" svg:height="1.058cm" draw:z-index="2"><draw:image xlink:href="https://static.itdg.com.br/images/40-40/22fa10df38d2a335834bcefc13c8bdc6/azeite.jpg" xlink:type="simple" xlink:show="embed" xlink:actuate="onLoad"/><svg:title>azeite</svg:title></draw:frame>Azeite de oliva </text:p>
        </text:list-item>
      </text:list>
      <text:list xml:id="list542422364" text:style-name="L7">
        <text:list-item>
          <text:p text:style-name="P5">Sal, orégano e pimenta em pó a gosto</text:p>
        </text:list-item>
      </text:list>
      <text:p text:style-name="Text_20_body"/>
      <text:list xml:id="list3650291666" text:style-name="L8">
        <text:list-item>
          <text:p text:style-name="P7"><text:bookmark text:name="recipe-step1"/>Frite a cebola, o alho e o pimentão com pouco óleo.</text:p>
        </text:list-item>
      </text:list>
      <text:section text:style-name="Sect1" text:name="ads-pholder-rectangle_mtf-tablet">
        <text:list xml:id="list3659823918" text:style-name="L9">
          <text:list-item>
            <text:p text:style-name="P8"/>
          </text:list-item>
        </text:list>
      </text:section>
      <text:list xml:id="list2719937102" text:style-name="L10">
        <text:list-item>
          <text:p text:style-name="P9"><text:bookmark text:name="recipe-step2"/>2</text:p>
        </text:list-item>
      </text:list>
      <text:p text:style-name="Text_20_body">Acrescente o fígado e deixe dourar.</text:p>
      <text:list xml:id="list1430552762" text:style-name="L11">
        <text:list-item>
          <text:p text:style-name="P10"><text:bookmark text:name="recipe-step3"/>3</text:p>
        </text:list-item>
      </text:list>
      <text:p text:style-name="Text_20_body">Tempere com sal e pimenta e adicione água fervida.</text:p>
      <text:list xml:id="list2484345955" text:style-name="L12">
        <text:list-item>
          <text:p text:style-name="P11"><text:bookmark text:name="recipe-step4"/>4</text:p>
        </text:list-item>
      </text:list>
      <text:p text:style-name="Text_20_body">Tampe a panela para cozinhar.</text:p>
      <text:list xml:id="list339935697" text:style-name="L13">
        <text:list-item>
          <text:p text:style-name="P12"><text:bookmark text:name="recipe-step5"/>5</text:p>
        </text:list-item>
      </text:list>
      <text:p text:style-name="Text_20_body"><text:span text:style-name="Emphasis">Dica:</text:span> Utilize panela de pressão para cozimento mais rápido.</text:p>
      <text:list xml:id="list3765082456" text:style-name="L14">
        <text:list-item>
          <text:p text:style-name="P13"><text:bookmark text:name="recipe-step6"/>6</text:p>
        </text:list-item>
      </text:list>
      <text:p text:style-name="Text_20_body">Coloque todos os ingredientes cozidos no liquidificador com azeite de oliva e uma pitada de orégano.</text:p>
      <text:list xml:id="list918840779" text:style-name="L15">
        <text:list-item>
          <text:p text:style-name="P14"><text:bookmark text:name="recipe-step7"/>7</text:p>
        </text:list-item>
      </text:list>
      <text:p text:style-name="Text_20_body">Bata até obter um creme.</text:p>
      <text:list xml:id="list2240538604" text:style-name="L16">
        <text:list-item>
          <text:p text:style-name="P15"><text:bookmark text:name="recipe-step8"/>8</text:p>
        </text:list-item>
      </text:list>
      <text:p text:style-name="Text_20_body">Sirva frio no lanche ou aquecido acompanhado de purê de batatas.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5:51:04.155883765</meta:creation-date>
    <dc:date>2023-11-25T16:01:49.580260960</dc:date>
    <meta:editing-duration>PT35S</meta:editing-duration>
    <meta:editing-cycles>1</meta:editing-cycles>
    <meta:document-statistic meta:table-count="0" meta:image-count="3" meta:object-count="0" meta:page-count="1" meta:paragraph-count="22" meta:word-count="121" meta:character-count="564" meta:non-whitespace-character-count="473"/>
    <meta:generator>LibreOffice/7.3.7.2$Linux_X86_64 LibreOffice_project/30$Build-2</meta:generator>
  </office:meta>
</office:document-meta>
</file>